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E00000044F9FBD2F549797DD7.png" manifest:media-type="image/png"/>
  <manifest:file-entry manifest:full-path="Pictures/10000201000000EE00000034E4F2AA91F639F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4.053cm" fo:min-width="14.754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03cm" fo:min-width="5.83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b66c" draw:marker-start-width="0.35cm" draw:marker-end-width="0.35cm" draw:fill="none" draw:textarea-horizontal-align="justify" draw:textarea-vertical-align="middle" draw:auto-grow-height="false" fo:min-height="1.148cm" fo:min-width="5.831cm" fo:padding-top="0.175cm" fo:padding-bottom="0.175cm" fo:padding-left="0.3cm" fo:padding-right="0.3cm"/>
    </style:style>
    <style:style style:name="gr8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0.774cm" fo:min-width="26.979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0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1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2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509cm" fo:min-width="0.8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6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3.6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05cm" fo:min-width="0.6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ff8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9" style:family="graphic" style:parent-style-name="預設_5f_1">
      <style:graphic-properties svg:stroke-width="0.2cm" svg:stroke-color="#069a2e" draw:marker-start-width="0.5cm" draw:marker-end-width="0.5cm" draw:fill-color="#77bc65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20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4.8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1.05cm" fo:min-width="0.6cm" fo:padding-top="0.175cm" fo:padding-bottom="0.175cm" fo:padding-left="0.3cm" fo:padding-right="0.3cm"/>
      <style:paragraph-properties style:writing-mode="lr-tb"/>
    </style:style>
    <style:style style:name="gr22" style:family="graphic" style:parent-style-name="預設_5f_1">
      <style:graphic-properties svg:stroke-width="0.2cm" svg:stroke-color="#5b277d" draw:marker-start-width="0.5cm" draw:marker-end-width="0.5cm" draw:fill-color="#8e86ae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Noto Sans CJK TC Regular" style:font-name-asian="Noto Sans CJK TC Regular"/>
    </style:style>
    <style:style style:name="P9" style:family="paragraph">
      <loext:graphic-properties draw:fill="none" draw:fill-color="#ffffff"/>
      <style:paragraph-properties fo:text-align="center"/>
      <style:text-properties style:font-name="Noto Sans CJK TC Regular" fo:font-size="24pt" fo:text-shadow="none" fo:font-weight="bold" style:font-name-asian="Noto Sans CJK TC Regular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style:font-name="Noto Sans1" fo:font-size="24pt" fo:text-shadow="none" fo:font-weight="bold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  <style:text-properties style:font-name="Noto Sans1" fo:font-size="24pt" fo:text-shadow="none" fo:font-weight="bold" style:font-size-asian="24pt" style:font-size-complex="24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6d6d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8" style:family="paragraph">
      <style:paragraph-properties fo:text-align="center"/>
      <style:text-properties style:font-name="Noto Sans CJK TC Black" style:font-name-asian="Noto Sans CJK TC Black"/>
    </style:style>
    <style:style style:name="P19" style:family="paragraph">
      <loext:graphic-properties draw:fill="none" draw:fill-color="#ffffff"/>
      <style:paragraph-properties style:writing-mode="lr-tb"/>
      <style:text-properties style:font-name="Noto Sans CJK TC Black" fo:font-weight="bold" style:font-name-asian="Noto Sans CJK TC Black" style:font-weight-asian="bold" style:font-weight-complex="bold"/>
    </style:style>
    <style:style style:name="P20" style:family="paragraph"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22" style:family="paragraph">
      <loext:graphic-properties draw:fill-color="#77bc65"/>
      <style:paragraph-properties fo:text-align="center"/>
    </style:style>
    <style:style style:name="P23" style:family="paragraph">
      <loext:graphic-properties draw:fill="solid" draw:fill-color="#ffffff"/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24" style:family="paragraph">
      <loext:graphic-properties draw:fill-color="#8e86ae"/>
      <style:paragraph-properties fo:text-align="center"/>
    </style:style>
    <style:style style:name="P25" style:family="paragraph">
      <style:paragraph-properties fo:text-align="center"/>
      <style:text-properties style:font-name="Noto Sans2"/>
    </style:style>
    <style:style style:name="P26" style:family="paragraph">
      <loext:graphic-properties draw:fill="none" draw:fill-color="#ffffff"/>
      <style:paragraph-properties fo:text-align="center"/>
      <style:text-properties style:font-name="Noto Sans2" fo:font-size="24pt" fo:text-shadow="none" fo:font-weight="bold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style:font-name="Noto Sans CJK TC Regular" style:font-name-asian="Noto Sans CJK TC Regular"/>
    </style:style>
    <style:style style:name="T3" style:family="text">
      <style:text-properties style:font-name="Noto Sans CJK TC Black" fo:font-size="12pt" fo:font-weight="bold" style:font-name-asian="Noto Sans CJK TC Black" style:font-size-asian="12pt" style:font-weight-asian="bold" style:font-size-complex="12pt" style:font-weight-complex="bold"/>
    </style:style>
    <style:style style:name="T4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T5" style:family="text">
      <style:text-properties style:font-name="Noto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illustrate-merged-graph</text:span></text:p>
          </draw:text-box>
        </draw:frame>
        <draw:custom-shape draw:style-name="gr1" draw:text-style-name="P3" draw:layer="layout" svg:width="15.354cm" svg:height="4.403cm" svg:x="6.238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689cm" svg:height="0.962cm" svg:x="3.766cm" svg:y="2.975cm">
          <draw:text-box>
            <text:p text:style-name="P4"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7" draw:layer="layout" svg:width="6.296cm" svg:height="1.798cm" svg:x="14.714cm" svg:y="7cm">
          <draw:image xlink:href="Pictures/10000201000000EE00000044F9FBD2F549797DD7.png" xlink:type="simple" xlink:show="embed" xlink:actuate="onLoad" loext:mime-type="image/png">
            <text:p/>
          </draw:image>
        </draw:frame>
        <draw:frame draw:style-name="gr5" draw:text-style-name="P9" draw:layer="layout" svg:width="5.2cm" svg:height="1.337cm" svg:x="7.514cm" svg:y="9.2cm">
          <draw:text-box>
            <text:p text:style-name="P8"><text:span text:style-name="T2">合併前</text:span></text:p>
          </draw:text-box>
        </draw:frame>
        <draw:frame draw:style-name="gr5" draw:text-style-name="P9" draw:layer="layout" svg:width="5.2cm" svg:height="1.337cm" svg:x="15.314cm" svg:y="9.2cm">
          <draw:text-box>
            <text:p text:style-name="P8"><text:span text:style-name="T2">合併後</text:span></text:p>
          </draw:text-box>
        </draw:frame>
        <draw:custom-shape draw:style-name="gr6" draw:text-style-name="P10" draw:layer="layout" svg:width="6.431cm" svg:height="0.753cm" svg:x="14.639cm" svg:y="6.95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296cm" svg:height="1.375cm" svg:x="7cm" svg:y="7.425cm">
          <draw:image xlink:href="Pictures/10000201000000EE00000034E4F2AA91F639F9C4.png" xlink:type="simple" xlink:show="embed" xlink:actuate="onLoad" loext:mime-type="image/png">
            <text:p/>
          </draw:image>
        </draw:frame>
        <draw:custom-shape draw:style-name="gr7" draw:text-style-name="P10" draw:layer="layout" svg:width="6.431cm" svg:height="1.498cm" svg:x="7cm" svg:y="7.42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1" draw:layer="layout" svg:width="25.199cm" svg:height="12.19cm" svg:x="1.4cm" svg:y="0.628cm" presentation:class="subtitle" presentation:user-transformed="true">
          <draw:text-box>
            <text:p>illustrate-merge-branch-process</text:p>
          </draw:text-box>
        </draw:frame>
        <draw:custom-shape draw:style-name="gr8" draw:text-style-name="P3" draw:layer="layout" svg:width="27.579cm" svg:height="11.124cm" svg:x="0.27cm" svg:y="2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onnector draw:style-name="gr9" draw:text-style-name="P13" draw:layer="layout" draw:type="curve" svg:x1="12.8cm" svg:y1="8cm" svg:x2="11.348cm" svg:y2="4.2cm" draw:start-shape="id1" draw:start-glue-point="4" draw:end-shape="id2" draw:end-glue-point="10" svg:d="M12800 8000c0-2534-484-3800-1452-3800" svg:viewBox="0 0 1453 3801">
          <text:p/>
        </draw:connector>
        <draw:custom-shape draw:style-name="gr10" draw:text-style-name="P14" draw:layer="layout" svg:width="1.2cm" svg:height="1.2cm" svg:x="1.34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2cm" svg:height="1.2cm" svg:x="1.34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3" draw:id="id3" draw:layer="layout" svg:width="1.2cm" svg:height="1.2cm" svg:x="1.34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6" draw:layer="layout" svg:x1="1.948cm" svg:y1="8.001cm" svg:x2="1.948cm" svg:y2="7cm">
          <text:p/>
        </draw:line>
        <draw:line draw:style-name="gr13" draw:text-style-name="P16" draw:layer="layout" svg:x1="1.948cm" svg:y1="10cm" svg:x2="1.948cm" svg:y2="9.201cm">
          <text:p/>
        </draw:line>
        <draw:g>
          <draw:custom-shape draw:style-name="gr14" draw:text-style-name="P17" draw:layer="layout" svg:width="1.4cm" svg:height="3.6cm" draw:transform="rotate (-1.5707963267949) translate (8.6cm 5.6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19" draw:layer="layout" svg:width="2.8cm" svg:height="1.505cm" svg:x="5.7cm" svg:y="5.695cm">
            <draw:text-box>
              <text:p text:style-name="P18"><text:span text:style-name="T3">工作中版本 </text:span><text:span text:style-name="T3"><text:line-break/></text:span><text:span text:style-name="T3">(Head)</text:span></text:p>
            </draw:text-box>
          </draw:frame>
        </draw:g>
        <draw:custom-shape draw:style-name="gr16" draw:text-style-name="P3" draw:layer="layout" svg:width="4.2cm" svg:height="2cm" svg:x="0.8cm" svg:y="5.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21" draw:layer="layout" svg:width="1.2cm" svg:height="1.4cm" svg:x="3.4cm" svg:y="5.7cm">
            <text:p text:style-name="P20"><text:span text:style-name="T4">A</text:span></text:p>
            <draw:enhanced-geometry svg:viewBox="0 0 21600 21600" draw:type="rectangle" draw:enhanced-path="M 0 0 L 21600 0 21600 21600 0 21600 0 0 Z N"/>
          </draw:custom-shape>
          <draw:line draw:style-name="gr18" draw:text-style-name="P16" draw:layer="layout" svg:x1="2.6cm" svg:y1="6.4cm" svg:x2="3.4cm" svg:y2="6.4cm">
            <text:p/>
          </draw:line>
        </draw:g>
        <draw:custom-shape draw:style-name="gr19" draw:text-style-name="P22" xml:id="id4" draw:id="id4" draw:layer="layout" svg:width="1.2cm" svg:height="1.2cm" svg:x="3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curve" svg:x1="2.548cm" svg:y1="10.6cm" svg:x2="4cm" svg:y2="9.2cm" draw:start-shape="id3" draw:start-glue-point="10" draw:end-shape="id4" draw:end-glue-point="8" svg:d="M2548 10600c968 0 1452-466 1452-1400" svg:viewBox="0 0 1453 1401">
          <text:p/>
        </draw:connector>
        <draw:g>
          <draw:custom-shape draw:style-name="gr17" draw:text-style-name="P21" draw:layer="layout" svg:width="1.2cm" svg:height="1.4cm" svg:x="5.457cm" svg:y="7.886cm">
            <text:p text:style-name="P20"><text:span text:style-name="T4">B</text:span></text:p>
            <draw:enhanced-geometry svg:viewBox="0 0 21600 21600" draw:type="rectangle" draw:enhanced-path="M 0 0 L 21600 0 21600 21600 0 21600 0 0 Z N"/>
          </draw:custom-shape>
          <draw:line draw:style-name="gr18" draw:text-style-name="P16" draw:layer="layout" svg:x1="4.657cm" svg:y1="8.586cm" svg:x2="5.457cm" svg:y2="8.586cm">
            <text:p/>
          </draw:line>
        </draw:g>
        <draw:custom-shape draw:style-name="gr10" draw:text-style-name="P14" draw:layer="layout" svg:width="1.2cm" svg:height="1.2cm" svg:x="10.14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2cm" svg:height="1.2cm" svg:x="10.14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5" draw:id="id5" draw:layer="layout" svg:width="1.2cm" svg:height="1.2cm" svg:x="10.14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6" draw:layer="layout" svg:x1="10.748cm" svg:y1="8.001cm" svg:x2="10.748cm" svg:y2="7cm">
          <text:p/>
        </draw:line>
        <draw:line draw:style-name="gr13" draw:text-style-name="P16" draw:layer="layout" svg:x1="10.748cm" svg:y1="10cm" svg:x2="10.748cm" svg:y2="9.201cm">
          <text:p/>
        </draw:line>
        <draw:custom-shape draw:style-name="gr20" draw:text-style-name="P3" draw:layer="layout" svg:width="5.4cm" svg:height="2cm" svg:x="9.6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2cm" svg:height="1.4cm" svg:x="13.4cm" svg:y="5.7cm">
          <text:p text:style-name="P20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6" draw:layer="layout" svg:x1="11.4cm" svg:y1="6.4cm" svg:x2="13.4cm" svg:y2="6.4cm">
          <text:p/>
        </draw:line>
        <draw:custom-shape draw:style-name="gr19" draw:text-style-name="P22" xml:id="id1" draw:id="id1" draw:layer="layout" svg:width="1.2cm" svg:height="1.2cm" svg:x="12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curve" svg:x1="11.348cm" svg:y1="10.6cm" svg:x2="12.8cm" svg:y2="9.2cm" draw:start-shape="id5" draw:start-glue-point="10" draw:end-shape="id1" draw:end-glue-point="8" svg:d="M11348 10600c968 0 1452-466 1452-1400" svg:viewBox="0 0 1453 1401">
          <text:p/>
        </draw:connector>
        <draw:g>
          <draw:custom-shape draw:style-name="gr17" draw:text-style-name="P21" draw:layer="layout" svg:width="1.2cm" svg:height="1.4cm" svg:x="14.257cm" svg:y="7.886cm">
            <text:p text:style-name="P20"><text:span text:style-name="T4">B</text:span></text:p>
            <draw:enhanced-geometry svg:viewBox="0 0 21600 21600" draw:type="rectangle" draw:enhanced-path="M 0 0 L 21600 0 21600 21600 0 21600 0 0 Z N"/>
          </draw:custom-shape>
          <draw:line draw:style-name="gr18" draw:text-style-name="P16" draw:layer="layout" svg:x1="13.457cm" svg:y1="8.586cm" svg:x2="14.257cm" svg:y2="8.586cm">
            <text:p/>
          </draw:line>
        </draw:g>
        <draw:custom-shape draw:style-name="gr22" draw:text-style-name="P24" xml:id="id2" draw:id="id2" draw:layer="layout" svg:width="1.2cm" svg:height="1.2cm" svg:x="10.14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6" draw:layer="layout" svg:x1="10.748cm" svg:y1="5.801cm" svg:x2="10.748cm" svg:y2="4.8cm">
          <text:p/>
        </draw:line>
        <draw:g>
          <draw:custom-shape draw:style-name="gr14" draw:text-style-name="P17" draw:layer="layout" svg:width="1.4cm" svg:height="3.6cm" draw:transform="rotate (-1.5707963267949) translate (18.6cm 5.6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19" draw:layer="layout" svg:width="2.8cm" svg:height="1.505cm" svg:x="15.7cm" svg:y="5.695cm">
            <draw:text-box>
              <text:p text:style-name="P18"><text:span text:style-name="T3">工作中版本 </text:span><text:span text:style-name="T3"><text:line-break/></text:span><text:span text:style-name="T3">(Head)</text:span></text:p>
            </draw:text-box>
          </draw:frame>
        </draw:g>
        <draw:connector draw:style-name="gr9" draw:text-style-name="P13" draw:layer="layout" draw:type="curve" svg:x1="23cm" svg:y1="8cm" svg:x2="21.548cm" svg:y2="4.2cm" draw:start-shape="id6" draw:start-glue-point="4" draw:end-shape="id7" draw:end-glue-point="10" svg:d="M23000 8000c0-2534-484-3800-1452-3800" svg:viewBox="0 0 1453 3801">
          <text:p/>
        </draw:connector>
        <draw:custom-shape draw:style-name="gr10" draw:text-style-name="P14" draw:layer="layout" svg:width="1.2cm" svg:height="1.2cm" svg:x="20.34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2cm" svg:height="1.2cm" svg:x="20.34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8" draw:id="id8" draw:layer="layout" svg:width="1.2cm" svg:height="1.2cm" svg:x="20.34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6" draw:layer="layout" svg:x1="20.948cm" svg:y1="8.001cm" svg:x2="20.948cm" svg:y2="7cm">
          <text:p/>
        </draw:line>
        <draw:line draw:style-name="gr13" draw:text-style-name="P16" draw:layer="layout" svg:x1="20.948cm" svg:y1="10cm" svg:x2="20.948cm" svg:y2="9.201cm">
          <text:p/>
        </draw:line>
        <draw:custom-shape draw:style-name="gr16" draw:text-style-name="P3" draw:layer="layout" svg:width="4.2cm" svg:height="2cm" svg:x="19.8cm" svg:y="3.2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23" draw:layer="layout" svg:width="1.2cm" svg:height="1.4cm" svg:x="22.4cm" svg:y="3.5cm">
            <text:p text:style-name="P20"><text:span text:style-name="T4">A</text:span></text:p>
            <draw:enhanced-geometry svg:viewBox="0 0 21600 21600" draw:type="rectangle" draw:enhanced-path="M 0 0 L 21600 0 21600 21600 0 21600 0 0 Z N"/>
          </draw:custom-shape>
          <draw:line draw:style-name="gr18" draw:text-style-name="P16" draw:layer="layout" svg:x1="21.6cm" svg:y1="4.2cm" svg:x2="22.4cm" svg:y2="4.2cm">
            <text:p/>
          </draw:line>
        </draw:g>
        <draw:custom-shape draw:style-name="gr19" draw:text-style-name="P22" xml:id="id6" draw:id="id6" draw:layer="layout" svg:width="1.2cm" svg:height="1.2cm" svg:x="22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curve" svg:x1="21.548cm" svg:y1="10.6cm" svg:x2="23cm" svg:y2="9.2cm" draw:start-shape="id8" draw:start-glue-point="10" draw:end-shape="id6" draw:end-glue-point="8" svg:d="M21548 10600c968 0 1452-466 1452-1400" svg:viewBox="0 0 1453 1401">
          <text:p/>
        </draw:connector>
        <draw:g>
          <draw:custom-shape draw:style-name="gr17" draw:text-style-name="P21" draw:layer="layout" svg:width="1.2cm" svg:height="1.4cm" svg:x="24.457cm" svg:y="7.886cm">
            <text:p text:style-name="P20"><text:span text:style-name="T4">B</text:span></text:p>
            <draw:enhanced-geometry svg:viewBox="0 0 21600 21600" draw:type="rectangle" draw:enhanced-path="M 0 0 L 21600 0 21600 21600 0 21600 0 0 Z N"/>
          </draw:custom-shape>
          <draw:line draw:style-name="gr18" draw:text-style-name="P16" draw:layer="layout" svg:x1="23.657cm" svg:y1="8.586cm" svg:x2="24.457cm" svg:y2="8.586cm">
            <text:p/>
          </draw:line>
        </draw:g>
        <draw:custom-shape draw:style-name="gr22" draw:text-style-name="P24" xml:id="id7" draw:id="id7" draw:layer="layout" svg:width="1.2cm" svg:height="1.2cm" svg:x="20.34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6" draw:layer="layout" svg:x1="20.948cm" svg:y1="5.801cm" svg:x2="20.948cm" svg:y2="4.8cm">
          <text:p/>
        </draw:line>
        <draw:g>
          <draw:custom-shape draw:style-name="gr14" draw:text-style-name="P17" draw:layer="layout" svg:width="1.4cm" svg:height="3.6cm" draw:transform="rotate (-1.5707963267949) translate (27.6cm 3.4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19" draw:layer="layout" svg:width="2.8cm" svg:height="1.505cm" svg:x="24.7cm" svg:y="3.495cm">
            <draw:text-box>
              <text:p text:style-name="P18"><text:span text:style-name="T3">工作中版本 </text:span><text:span text:style-name="T3"><text:line-break/></text:span><text:span text:style-name="T3">(Head)</text:span></text:p>
            </draw:text-box>
          </draw:frame>
        </draw:g>
        <draw:frame draw:style-name="gr23" draw:text-style-name="P26" draw:layer="layout" svg:width="2.2cm" svg:height="1.115cm" svg:x="3.8cm" svg:y="12.085cm">
          <draw:text-box>
            <text:p text:style-name="P25"><text:span text:style-name="T5">1.</text:span></text:p>
          </draw:text-box>
        </draw:frame>
        <draw:frame draw:style-name="gr23" draw:text-style-name="P26" draw:layer="layout" svg:width="2.2cm" svg:height="1.115cm" svg:x="12.8cm" svg:y="12.085cm">
          <draw:text-box>
            <text:p text:style-name="P25"><text:span text:style-name="T5">2.</text:span></text:p>
          </draw:text-box>
        </draw:frame>
        <draw:frame draw:style-name="gr23" draw:text-style-name="P26" draw:layer="layout" svg:width="2.2cm" svg:height="1.115cm" svg:x="22.4cm" svg:y="12.085cm">
          <draw:text-box>
            <text:p text:style-name="P25"><text:span text:style-name="T5">3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10-21T21:40:30.952000000</dc:date>
    <meta:editing-duration>PT11H47M15S</meta:editing-duration>
    <meta:editing-cycles>27</meta:editing-cycles>
    <meta:document-statistic meta:object-count="100"/>
  </office:meta>
</office:document-meta>
</file>